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000066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000066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000066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000066" fo:border-left="none" fo:border-right="none" fo:border-top="0.06pt solid #000000"/>
    </style:style>
    <style:style style:name="ce6" style:family="table-cell" style:parent-style-name="Default">
      <style:table-cell-properties fo:background-color="#000066"/>
    </style:style>
    <style:style style:name="ce7" style:family="table-cell" style:parent-style-name="Default">
      <style:table-cell-properties fo:border-bottom="none" fo:background-color="#0000cc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0000cc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0000cc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000066" fo:border-left="none" fo:border-right="none" fo:border-top="none"/>
    </style:style>
    <style:style style:name="ce11" style:family="table-cell" style:parent-style-name="Default">
      <style:table-cell-properties fo:border-bottom="none" fo:background-color="#0000cc" fo:border-left="none" fo:border-right="none" fo:border-top="0.06pt solid #000000"/>
    </style:style>
    <style:style style:name="ce12" style:family="table-cell" style:parent-style-name="Default">
      <style:table-cell-properties fo:background-color="#0000cc"/>
    </style:style>
    <style:style style:name="ce13" style:family="table-cell" style:parent-style-name="Default">
      <style:table-cell-properties fo:border-bottom="none" fo:background-color="#009999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009999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009999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0000cc" fo:border-left="none" fo:border-right="none" fo:border-top="none"/>
    </style:style>
    <style:style style:name="ce17" style:family="table-cell" style:parent-style-name="Default">
      <style:table-cell-properties fo:border-bottom="none" fo:background-color="#009999" fo:border-left="none" fo:border-right="none" fo:border-top="0.06pt solid #000000"/>
    </style:style>
    <style:style style:name="ce18" style:family="table-cell" style:parent-style-name="Default">
      <style:table-cell-properties fo:background-color="#009999"/>
    </style:style>
    <style:style style:name="ce19" style:family="table-cell" style:parent-style-name="Default">
      <style:table-cell-properties fo:background-color="#00cc33" fo:border="0.06pt solid #000000"/>
    </style:style>
    <style:style style:name="ce2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009999" fo:border-left="none" fo:border-right="none" fo:border-top="none"/>
    </style:style>
    <style:style style:name="ce23" style:family="table-cell" style:parent-style-name="Default">
      <style:table-cell-properties fo:border-bottom="none" fo:background-color="#009999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#009999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009999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0000cc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0000cc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0000cc" fo:border-left="none" fo:border-right="0.06pt solid #000000" fo:border-top="none"/>
    </style:style>
    <style:style style:name="ce29" style:family="table-cell" style:parent-style-name="Default">
      <style:table-cell-properties fo:background-color="#0000cc" fo:border="0.06pt solid #000000"/>
    </style:style>
    <style:style style:name="ce30" style:family="table-cell" style:parent-style-name="Default">
      <style:table-cell-properties fo:border-bottom="none" fo:background-color="#000066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000066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000066" fo:border-left="none" fo:border-right="0.06pt solid #000000" fo:border-top="non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3" table:default-cell-style-name="ce1"/>
        <table:table-row table:style-name="ro1">
          <table:table-cell table:number-columns-repeated="27"/>
          <table:table-cell table:style-name="Default"/>
        </table:table-row>
        <table:table-row table:style-name="ro1">
          <table:table-cell table:number-columns-repeated="14"/>
          <table:table-cell table:style-name="ce33" office:value-type="string" calcext:value-type="string">
            <text:p>Struct<text:span text:style-name="T1"> piece_siam</text:span></text:p>
          </table:table-cell>
          <table:table-cell table:number-columns-repeated="6"/>
          <table:table-cell table:style-name="ce37" office:value-type="string" calcext:value-type="string">
            <text:p>Enum<text:span text:style-name="T1"> orientation_deplacement</text:span>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jeu siam</text:p>
          </table:table-cell>
          <table:table-cell table:style-name="ce5" table:number-columns-repeated="9"/>
          <table:table-cell table:style-name="ce30"/>
          <table:table-cell table:number-columns-repeated="2"/>
          <table:table-cell table:style-name="ce34" office:value-type="string" calcext:value-type="string">
            <text:p>type_piece type</text:p>
          </table:table-cell>
          <table:table-cell table:number-columns-repeated="6"/>
          <table:table-cell table:style-name="ce34" office:value-type="string" calcext:value-type="string">
            <text:p>haut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3"/>
          <table:table-cell table:style-name="ce6" table:number-columns-repeated="9"/>
          <table:table-cell table:style-name="ce31"/>
          <table:table-cell table:number-columns-repeated="2"/>
          <table:table-cell table:style-name="ce34" office:value-type="string" calcext:value-type="string">
            <text:p>orientation_deplacement orientation</text:p>
          </table:table-cell>
          <table:table-cell table:number-columns-repeated="6"/>
          <table:table-cell table:style-name="ce34" office:value-type="string" calcext:value-type="string">
            <text:p>bas</text:p>
          </table:table-cell>
          <table:table-cell/>
          <table:table-cell office:value-type="string" calcext:value-type="string">
            <text:p>^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3"/>
          <table:table-cell table:style-name="ce6" table:number-columns-repeated="9"/>
          <table:table-cell table:style-name="ce31"/>
          <table:table-cell table:number-columns-repeated="9"/>
          <table:table-cell table:style-name="ce34" office:value-type="string" calcext:value-type="string">
            <text:p>gauche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plateau</text:p>
          </table:table-cell>
          <table:table-cell table:style-name="ce11" table:number-columns-repeated="5"/>
          <table:table-cell table:style-name="ce26"/>
          <table:table-cell table:style-name="ce6"/>
          <table:table-cell table:style-name="ce29" office:value-type="string" calcext:value-type="string">
            <text:p>joueur</text:p>
          </table:table-cell>
          <table:table-cell table:style-name="ce31"/>
          <table:table-cell table:number-columns-repeated="2"/>
          <table:table-cell table:style-name="ce33" office:value-type="string" calcext:value-type="string">
            <text:p>Struct <text:span text:style-name="T2">plateau_siam</text:span></text:p>
          </table:table-cell>
          <table:table-cell table:number-columns-repeated="6"/>
          <table:table-cell table:style-name="ce34" office:value-type="string" calcext:value-type="string">
            <text:p>droite</text:p>
          </table:table-cell>
          <table:table-cell/>
          <table:table-cell office:value-type="string" calcext:value-type="string">
            <text:p>&lt;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2" table:number-columns-repeated="5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table:style-name="ce34" office:value-type="string" calcext:value-type="string">
            <text:p>piece_siam piece[NBR_CASES][NBR_CASES]</text:p>
          </table:table-cell>
          <table:table-cell table:number-columns-repeated="6"/>
          <table:table-cell table:style-name="ce34" office:value-type="string" calcext:value-type="string">
            <text:p>aucune_orientation</text:p>
          </table:table-cell>
          <table:table-cell/>
          <table:table-cell office:value-type="string" calcext:value-type="string">
            <text:p>&gt;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3" office:value-type="string" calcext:value-type="string">
            <text:p>piece</text:p>
          </table:table-cell>
          <table:table-cell table:style-name="ce17" table:number-columns-repeated="3"/>
          <table:table-cell table:style-name="ce23"/>
          <table:table-cell table:style-name="ce27"/>
          <table:table-cell table:style-name="ce6" table:number-columns-repeated="2"/>
          <table:table-cell table:style-name="ce31"/>
          <table:table-cell table:number-columns-repeated="15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18" table:number-columns-repeated="3"/>
          <table:table-cell table:style-name="ce24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table:style-name="ce33" office:value-type="string" calcext:value-type="string">
            <text:p>Struct<text:span text:style-name="T1"> jeu_siam</text:span></text:p>
          </table:table-cell>
          <table:table-cell table:number-columns-repeated="12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19" office:value-type="string" calcext:value-type="string">
            <text:p>type</text:p>
          </table:table-cell>
          <table:table-cell table:style-name="ce18"/>
          <table:table-cell table:style-name="ce19" office:value-type="string" calcext:value-type="string">
            <text:p>orientation</text:p>
          </table:table-cell>
          <table:table-cell table:style-name="ce24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table:style-name="ce34" office:value-type="string" calcext:value-type="string">
            <text:p>joueur</text:p>
          </table:table-cell>
          <table:table-cell/>
          <table:table-cell office:value-type="string" calcext:value-type="string">
            <text:p>le joueur courant</text:p>
          </table:table-cell>
          <table:table-cell table:number-columns-repeated="4"/>
          <table:table-cell table:style-name="ce35" office:value-type="string" calcext:value-type="string">
            <text:p>Enum<text:span text:style-name="T3"> type_piece</text:span>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20" office:value-type="string" calcext:value-type="string">
            <text:p>elephant</text:p>
          </table:table-cell>
          <table:table-cell table:style-name="ce18"/>
          <table:table-cell table:style-name="ce20" office:value-type="string" calcext:value-type="string">
            <text:p>haut</text:p>
          </table:table-cell>
          <table:table-cell table:style-name="ce24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table:style-name="ce34" office:value-type="string" calcext:value-type="string">
            <text:p>plateau_siam plateau</text:p>
          </table:table-cell>
          <table:table-cell/>
          <table:table-cell office:value-type="string" calcext:value-type="string">
            <text:p>le plateau de jeu</text:p>
          </table:table-cell>
          <table:table-cell table:number-columns-repeated="4"/>
          <table:table-cell table:style-name="ce34" office:value-type="string" calcext:value-type="string">
            <text:p>elephant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20" office:value-type="string" calcext:value-type="string">
            <text:p>rhinoceros</text:p>
          </table:table-cell>
          <table:table-cell table:style-name="ce18"/>
          <table:table-cell table:style-name="ce20" office:value-type="string" calcext:value-type="string">
            <text:p>bas</text:p>
          </table:table-cell>
          <table:table-cell table:style-name="ce24"/>
          <table:table-cell table:style-name="ce27"/>
          <table:table-cell table:style-name="ce6" table:number-columns-repeated="2"/>
          <table:table-cell table:style-name="ce31"/>
          <table:table-cell table:number-columns-repeated="9"/>
          <table:table-cell table:style-name="ce34" office:value-type="string" calcext:value-type="string">
            <text:p>rhinocero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20" office:value-type="string" calcext:value-type="string">
            <text:p>rocher</text:p>
          </table:table-cell>
          <table:table-cell table:style-name="ce18"/>
          <table:table-cell table:style-name="ce20" office:value-type="string" calcext:value-type="string">
            <text:p>gauche</text:p>
          </table:table-cell>
          <table:table-cell table:style-name="ce24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table:style-name="ce33" office:value-type="string" calcext:value-type="string">
            <text:p>Struct<text:span text:style-name="T1"> action_a_realiser</text:span></text:p>
          </table:table-cell>
          <table:table-cell table:number-columns-repeated="6"/>
          <table:table-cell table:style-name="ce34" office:value-type="string" calcext:value-type="string">
            <text:p>rocher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21" office:value-type="string" calcext:value-type="string">
            <text:p>case_vide</text:p>
          </table:table-cell>
          <table:table-cell table:style-name="ce18"/>
          <table:table-cell table:style-name="ce20" office:value-type="string" calcext:value-type="string">
            <text:p>droite</text:p>
          </table:table-cell>
          <table:table-cell table:style-name="ce24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office:value-type="string" calcext:value-type="string">
            <text:p>action_type type_action</text:p>
          </table:table-cell>
          <table:table-cell table:number-columns-repeated="6"/>
          <table:table-cell table:style-name="ce34" office:value-type="string" calcext:value-type="string">
            <text:p>case_vide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18" table:number-columns-repeated="2"/>
          <table:table-cell table:style-name="ce21" office:value-type="string" calcext:value-type="string">
            <text:p>aucune_direction</text:p>
          </table:table-cell>
          <table:table-cell table:style-name="ce24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table:style-name="ce34" office:value-type="string" calcext:value-type="string">
            <text:p>char filename[MAX_NOM_FICHIER_TAILLE]</text:p>
          </table:table-cell>
          <table:table-cell table:number-columns-repeated="12"/>
          <table:table-cell table:style-name="Default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22" table:number-columns-repeated="3"/>
          <table:table-cell table:style-name="ce25"/>
          <table:table-cell table:style-name="ce27"/>
          <table:table-cell table:style-name="ce6" table:number-columns-repeated="2"/>
          <table:table-cell table:style-name="ce31"/>
          <table:table-cell table:number-columns-repeated="2"/>
          <table:table-cell table:style-name="ce34" office:value-type="string" calcext:value-type="string">
            <text:p>x_depart</text:p>
          </table:table-cell>
          <table:table-cell table:number-columns-repeated="12"/>
          <table:table-cell table:style-name="Default"/>
        </table:table-row>
        <table:table-row table:style-name="ro1">
          <table:table-cell/>
          <table:table-cell table:style-name="ce3"/>
          <table:table-cell table:style-name="ce9"/>
          <table:table-cell table:style-name="ce16" table:number-columns-repeated="5"/>
          <table:table-cell table:style-name="ce28"/>
          <table:table-cell table:style-name="ce6" table:number-columns-repeated="2"/>
          <table:table-cell table:style-name="ce31"/>
          <table:table-cell table:number-columns-repeated="2"/>
          <table:table-cell table:style-name="ce34" office:value-type="string" calcext:value-type="string">
            <text:p>y_depart</text:p>
          </table:table-cell>
          <table:table-cell table:number-columns-repeated="6"/>
          <table:table-cell table:style-name="ce35" office:value-type="string" calcext:value-type="string">
            <text:p>Enum <text:span text:style-name="T3">action_type</text:span>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3"/>
          <table:table-cell table:style-name="ce6" table:number-columns-repeated="9"/>
          <table:table-cell table:style-name="ce31"/>
          <table:table-cell table:number-columns-repeated="2"/>
          <table:table-cell office:value-type="string" calcext:value-type="string">
            <text:p>orientation_deplacement deplacement</text:p>
          </table:table-cell>
          <table:table-cell table:number-columns-repeated="6"/>
          <table:table-cell table:style-name="ce34" office:value-type="string" calcext:value-type="string">
            <text:p>aucune_action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4"/>
          <table:table-cell table:style-name="ce10" table:number-columns-repeated="9"/>
          <table:table-cell table:style-name="ce32"/>
          <table:table-cell table:number-columns-repeated="2"/>
          <table:table-cell office:value-type="string" calcext:value-type="string">
            <text:p>orientation_deplacement orientation</text:p>
          </table:table-cell>
          <table:table-cell table:number-columns-repeated="6"/>
          <table:table-cell table:style-name="ce34" office:value-type="string" calcext:value-type="string">
            <text:p>deplacement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1"/>
          <table:table-cell table:style-name="ce34" office:value-type="string" calcext:value-type="string">
            <text:p>introduction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1"/>
          <table:table-cell table:style-name="ce34" office:value-type="string" calcext:value-type="string">
            <text:p>changement_orientation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4"/>
          <table:table-cell table:style-name="ce35" office:value-type="string" calcext:value-type="string">
            <text:p>Struct <text:span text:style-name="T3">condition_victoire_partie</text:span></text:p>
          </table:table-cell>
          <table:table-cell table:number-columns-repeated="6"/>
          <table:table-cell table:style-name="ce34" office:value-type="string" calcext:value-type="string">
            <text:p>fin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4"/>
          <table:table-cell table:style-name="ce34" office:value-type="string" calcext:value-type="string">
            <text:p>victoire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pas de vainqueur</text:p>
          </table:table-cell>
          <table:table-cell table:number-columns-repeated="3"/>
          <table:table-cell table:style-name="ce34" office:value-type="string" calcext:value-type="string">
            <text:p>initialisation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6"/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un vainqueur</text:p>
          </table:table-cell>
          <table:table-cell table:number-columns-repeated="3"/>
          <table:table-cell table:style-name="ce34" office:value-type="string" calcext:value-type="string">
            <text:p>lecture_fichier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4"/>
          <table:table-cell table:style-name="ce34" office:value-type="string" calcext:value-type="string">
            <text:p>joueur</text:p>
          </table:table-cell>
          <table:table-cell/>
          <table:table-cell table:style-name="ce36" office:value-type="string" calcext:value-type="string">
            <text:p>numéro du joueur si vainqueur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27"/>
          <table:table-cell table:style-name="Default"/>
        </table:table-row>
        <table:table-row table:style-name="ro1">
          <table:table-cell table:number-columns-repeated="16"/>
          <table:table-cell table:style-name="ce36"/>
          <table:table-cell table:number-columns-repeated="10"/>
          <table:table-cell table:style-name="Default"/>
        </table:table-row>
        <table:table-row table:style-name="ro1">
          <table:table-cell table:number-columns-repeated="14"/>
          <table:table-cell table:style-name="ce35" office:value-type="string" calcext:value-type="string">
            <text:p>Struct<text:span text:style-name="T3"> coup_jeu</text:span></text:p>
          </table:table-cell>
          <table:table-cell/>
          <table:table-cell table:style-name="ce36"/>
          <table:table-cell table:number-columns-repeated="10"/>
          <table:table-cell table:style-name="Default"/>
        </table:table-row>
        <table:table-row table:style-name="ro1">
          <table:table-cell table:number-columns-repeated="14"/>
          <table:table-cell table:style-name="ce34" office:value-type="string" calcext:value-type="string">
            <text:p>valide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coup invalide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/>
          <table:table-cell table:number-columns-repeated="15"/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coup valide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Fonctions :</text:p>
          </table:table-cell>
          <table:table-cell table:number-columns-repeated="12"/>
          <table:table-cell table:style-name="ce34" office:value-type="string" calcext:value-type="string">
            <text:p>condition_victoire_partie condition_victoire</text:p>
          </table:table-cell>
          <table:table-cell table:number-columns-repeated="3"/>
          <table:table-cell office:value-type="string" calcext:value-type="string">
            <text:p>indiquer le joueur gagnant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>
            <text:p>api_siam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coup_jeu api_siam_tenter_introduire_nouvelle_piece_si_possible(jeu_siam* jeu,int x,int y,orientation_deplacement orientation)</text:p>
          </table:table-cell>
          <table:table-cell table:number-columns-repeated="12"/>
          <table:table-cell table:style-name="ce33"/>
          <table:table-cell table:number-columns-repeated="12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coup_jeu api_siam_tenter_deplacer_piece_si_possible(jeu_siam* jeu,int x,int y,orientation_deplacement deplacement,orientation_deplacement orientation)</text:p>
          </table:table-cell>
          <table:table-cell table:number-columns-repeated="12"/>
          <table:table-cell table:style-name="ce34"/>
          <table:table-cell table:number-columns-repeated="12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coup_jeu api_siam_tenter_changer_orientation_piece_si_possible(jeu_siam* jeu,int x,int y,orientation_deplacement orientation)</text:p>
          </table:table-cell>
          <table:table-cell table:number-columns-repeated="12"/>
          <table:table-cell table:style-name="ce34"/>
          <table:table-cell table:number-columns-repeated="12"/>
          <table:table-cell table:style-name="Default"/>
        </table:table-row>
        <table:table-row table:style-name="ro1">
          <table:table-cell table:style-name="ce1" office:value-type="string" calcext:value-type="string">
            <text:p>condition_victoire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condition_victoire_etre_integre(const condition_victoire_partie* condi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condition_victoire_initialiser(condition_victoire_partie* condi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condition_victoire_etre_victorieux(const condition_victoire_partie* condi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condition_victoire_afficher(const condition_victoire_partie* condi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cooronnees_plateau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coordonnees_etre_dans_plateau(int x,int y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coordonnees_etre_bordure_plateau(int x,int y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coordonnees_appliquer_deplacement(int* x,int* y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coup_jeu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coup_etre_integre(const coup_jeu* coup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coup_jeu_initialiser(coup_jeu* coup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coup_etre_valide(const coup_jeu* coup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coup_etre_victorieux(const coup_jeu* coup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coup_afficher_victoire(const coup_jeu* coup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entree_sortie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entree_sortie_fichier_etre_accessible(const char* filenam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entree_sortie_fichier_exister(const char* filenam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entree_sortie_ecrire_jeu_fichier(const char* filename,const 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entree_sortie_lire_jeu_fichier(const char* filename,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entree_sortie_ecrire_plateau_pointeur_fichier(FILE* identifiant,const plateau_siam* platea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entree_sortie_ecrire_jeu_pointeur_fichier(FILE* identifiant,const 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jeu_siam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jeu_etre_integre(const 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jeu_initialiser(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jeu_changer_joueur(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jeu_afficher(const 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jeu_verifier_type_piece_a_modifier(const jeu_siam* jeu,int x,int y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type_piece jeu_obtenir_type_animal_courant(const 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joueur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joueur_etre_integre(int joueur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joueur_changer(int* joueur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joueur_etre_type_animal(int joueur,type_piece typ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type_piece joueur_obtenir_animal(int joueur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joueur_obtenir_numero_a_partir_animal(type_piece type_animal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mode_interactif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mode_interactif_lancer(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mode_interactif_introduire_nouvelle_piece(jeu_siam* jeu,int x,int y,orientation_deplacement orientation,int* victoir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mode_interactif_deplacer_piece(jeu_siam* jeu,int x,int y,orientation_deplacement deplacement,orientation_deplacement orientation,int* victoir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mode_interactif_changer_orientation(jeu_siam* jeu,int x,int y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mode_interactif_sauvegarder_jeu_fichier(const jeu_siam* jeu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mode_interactif_lire_fichier(jeu_siam* jeu,const char* filenam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mode_interactif_parametres_etre_valides(const jeu_siam* jeu,int x,int y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orientation_deplacement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orientation_etre_integre(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orientation_etre_integre_deplacement(orientation_deplacement direction_deplacement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const char* orientation_nommer(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const char* orientation_nommer_nom_cours(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orientation_deplacement orientation_inverser(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orientation_caractere_etre_integre(char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orientation_deplacement orientation_correspondre_caractere(char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passeur_mode_interactif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action_initialiser(action_a_realiser* action_a_initialiser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ligne_de_commande_parser(const char* ligne_commande,action_a_realiser* action_demande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piece_siam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piece_etre_integre(const 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iece_initialiser(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piece_etre_animal(const 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piece_etre_rocher(const 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piece_etre_case_vide(const 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iece_definir(piece_siam* piece,type_piece type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iece_definir_rocher(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iece_definir_case_vide(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orientation_deplacement piece_recuperer_orientation_animal(const 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iece_afficher(const 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iece_afficher_nom_cours(const piece_siam* piece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piece_siam piece_correspondre_nom_cours(const char* nom_cours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platea_modification</text:p>
          </table:table-cell>
          <table:table-cell table:number-columns-repeated="26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plateau_modification_introduire_piece_etre_possible(const plateau_siam* plateau,int x,int y,type_piece type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lateau_modification_introduire_piece(plateau_siam* plateau,int x,int y,type_piece type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plateau_modification_changer_orientation_piece_etre_possible(const plateau_siam* plateau,int x0,int y0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lateau_modification_changer_orientation_piece(plateau_siam* plateau,int x0,int y0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int plateau_modification_deplacer_piece_etre_possible(const plateau_siam* plateau,int x0,int y0,orientation_deplacement direction_deplacement,orientation_deplacement orientation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/>
          <table:table-cell office:value-type="string" calcext:value-type="string">
            <text:p>void plateau_modification_deplacer_piece(plateau_siam* plateau,int x0,int y0,orientation_deplacement deplacement,orientation_deplacement orientation_final)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" office:value-type="string" calcext:value-type="string">
            <text:p>plateau_siam</text:p>
          </table:table-cell>
          <table:table-cell table:number-columns-repeated="27"/>
        </table:table-row>
        <table:table-row table:style-name="ro1">
          <table:table-cell table:style-name="ce1"/>
          <table:table-cell office:value-type="string" calcext:value-type="string">
            <text:p>void plateau_initialiser(plateau_siam* plateau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int plateau_etre_integre(const plateau_siam* plateau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int plateau_denombrer_type(const plateau_siam* plateau,type_piece type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int plateau_exister_piece(const plateau_siam* plateau,int x,int y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piece_siam* plateau_obtenir_piece(plateau_siam* plateau,int x,int y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const piece_siam* plateau_obtenir_piece_info(const plateau_siam* plateau,int x,int y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void plateau_afficher(const plateau_siam* plateau)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type_piece</text:p>
          </table:table-cell>
          <table:table-cell table:number-columns-repeated="27"/>
        </table:table-row>
        <table:table-row table:style-name="ro1">
          <table:table-cell table:style-name="ce1"/>
          <table:table-cell office:value-type="string" calcext:value-type="string">
            <text:p>int type_etre_integre(type_piece type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int type_etre_animal(type_piece type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const char* type_nommer(type_piece type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const char* type_nommer_nom_cours(type_piece type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int type_caractere_animal_etre_integre(char type)</text:p>
          </table:table-cell>
          <table:table-cell table:number-columns-repeated="26"/>
        </table:table-row>
        <table:table-row table:style-name="ro1">
          <table:table-cell table:style-name="ce1"/>
          <table:table-cell office:value-type="string" calcext:value-type="string">
            <text:p>type_piece type_correspondre_caractere_animal(char type)</text:p>
          </table:table-cell>
          <table:table-cell table:number-columns-repeated="26"/>
        </table:table-row>
        <table:table-row table:style-name="ro1" table:number-rows-repeated="14">
          <table:table-cell table:style-name="ce1"/>
          <table:table-cell table:number-columns-repeated="27"/>
        </table:table-row>
        <table:table-row table:style-name="ro1" table:number-rows-repeated="104843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5:51:01.105402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7:18:35.527954040</meta:creation-date>
    <dc:date>2015-12-14T15:51:25.072534960</dc:date>
    <meta:editing-duration>PT14M20S</meta:editing-duration>
    <meta:editing-cycles>8</meta:editing-cycles>
    <meta:generator>LibreOffice/5.0.2.2$Linux_X86_64 LibreOffice_project/00m0$Build-2</meta:generator>
    <meta:document-statistic meta:table-count="1" meta:cell-count="165" meta:object-count="0"/>
  </office:meta>
</office:document-meta>
</file>